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inherit" svg:font-family="inherit"/>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automatic-styles>
    <style:style style:name="P1" style:family="paragraph" style:parent-style-name="Text_20_body">
      <style:paragraph-properties fo:text-align="center" style:justify-single-word="false"/>
      <style:text-properties officeooo:rsid="001a3309" officeooo:paragraph-rsid="001a3309"/>
    </style:style>
    <style:style style:name="P2"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style>
    <style:style style:name="P3" style:family="paragraph" style:parent-style-name="Subtitle">
      <style:text-properties officeooo:rsid="001a3309" officeooo:paragraph-rsid="001a3309"/>
    </style:style>
    <style:style style:name="P4" style:family="paragraph" style:parent-style-name="Standard" style:list-style-name="L3"/>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T1" style:family="text">
      <style:text-properties fo:font-weight="bold" style:font-weight-asian="bold" style:font-weight-complex="bold"/>
    </style:style>
    <style:style style:name="T2" style:family="text">
      <style:text-properties officeooo:rsid="001a3309"/>
    </style:style>
    <style:style style:name="T3" style:family="text">
      <style:text-properties officeooo:rsid="001aa0ad"/>
    </style:style>
    <style:style style:name="T4" style:family="text">
      <style:text-properties fo:font-variant="normal" fo:text-transform="none" fo:color="#303030" style:font-name="inherit" fo:font-size="10.3000001907349pt" fo:letter-spacing="normal" fo:font-style="italic" fo:padding="0in" fo:border="non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FOSS Vendor Ecosystem – <text:span text:style-name="T3">2017</text:span></text:p>
      <text:p text:style-name="P2"><text:bookmark-start text:name="__DdeLink__188_1751777190"/><text:span text:style-name="Emphasis"><text:span text:style-name="T4">Real Life Experiences Balancing a Viable Vendor Eco-System with Open Source Community</text:span></text:span></text:p>
      <text:p text:style-name="P3">BY Tony McCormick, CTO Medical Information Integration LLC</text:p>
      <text:p text:style-name="P1">Steering Committee – LibreHealth.io <text:bookmark-end text:name="__DdeLink__188_1751777190"/></text:p>
      <text:h text:style-name="Heading_20_2" text:outline-level="2">Raison d'etre</text:h>
      <text:p text:style-name="Text_20_body">Building and maintaining a FOSS based ecosystem is an organic and therefore complex, community activity.</text:p>
      <text:h text:style-name="Heading_20_2" text:outline-level="2">Introduction</text:h>
      <text:p text:style-name="Text_20_body">Consumer - 10 Years (Perl, linux, gcc)</text:p>
      <text:p text:style-name="Text_20_body">Vendor / Contributer / Integrator - 15 years (OpenEMR)</text:p>
      <text:p text:style-name="Text_20_body">Dangerous Rogue - 2 years (LibreHealth)</text:p>
      <text:h text:style-name="Heading_20_2" text:outline-level="2">The People</text:h>
      <text:p text:style-name="Text_20_body"><text:span text:style-name="T1">Founding Members</text:span> </text:p>
      <text:p text:style-name="Standard">Starts out as a personal need to solve a problem. </text:p>
      <text:p text:style-name="Standard">Positives: Committed to the project, usually SMEs, usually very tech savvy </text:p>
      <text:p text:style-name="Standard">Negatives: May not welcome changes that are deemed radical, or outside of their technical expertise. Personalities are something not compatible with community building </text:p>
      <text:list xml:id="list4577152567631363231" text:style-name="L1">
        <text:list-item>
          <text:p text:style-name="P5">Techs/Developers</text:p>
        </text:list-item>
        <text:list-item>
          <text:p text:style-name="P5">Subject Matter Experts</text:p>
        </text:list-item>
        <text:list-item>
          <text:p text:style-name="P5">Early Adopters</text:p>
        </text:list-item>
      </text:list>
      <text:p text:style-name="Text_20_body"><text:span text:style-name="T1">Volunteers</text:span> </text:p>
      <text:p text:style-name="Standard">Early adopters are usually excited and help get a project rolling by both contributions and real use of the project in their own environments. </text:p>
      <text:list xml:id="list768321829334852186" text:style-name="L2">
        <text:list-item>
          <text:p text:style-name="P6">Techs interested in the "stack" or the problem itself</text:p>
        </text:list-item>
        <text:list-item>
          <text:p text:style-name="P6">Users - consumers of the solution that contribute code, QA, Docs, Use Cases</text:p>
        </text:list-item>
      </text:list>
      <text:p text:style-name="Text_20_body"><text:span text:style-name="T1">Trusted Developers / Integration Expert volunteers</text:span> </text:p>
      <text:p text:style-name="Standard">Usually either professional system administration types, or others that are more interested in the tech than the specific solution</text:p>
      <text:p text:style-name="Standard"/>
      <text:h text:style-name="Heading_20_2" text:outline-level="2"><text:span text:style-name="T1">Vendors</text:span> </text:h>
      <text:p text:style-name="Text_20_body"><text:span text:style-name="T1">Symbiotic</text:span> </text:p>
      <text:p text:style-name="Standard">These Vendors both promote the project for their own business needs, provide growth and contribute both directly and indirectly via code contributions, bug fixes, funded enhancements etc. <text:s/>Vendors that have both a vested interest and understanding of the solution space and are endowed with good will toward the <text:soft-page-break/>community and the ideals of FOSS are the strongest link to a successful, long term project. </text:p>
      <text:p text:style-name="Standard"/>
      <text:p text:style-name="Standard">The vendor get's "free marketing" and can provide IP that has value in the from of add-on services, plugins and customizations. </text:p>
      <text:p text:style-name="Text_20_body"/>
      <text:p text:style-name="Text_20_body"><text:span text:style-name="T1">Vampires</text:span> </text:p>
      <text:p text:style-name="Standard">Vendors that use the project for marketing value for their own business, but rarely, if ever, contribute back and frequently take up community "free support" resources. <text:s/></text:p>
      <text:h text:style-name="Heading_20_2" text:outline-level="2"><text:span text:style-name="T1">Patrons</text:span> </text:h>
      <text:p text:style-name="Text_20_body"><text:span text:style-name="T1">Corporate</text:span> </text:p>
      <text:p text:style-name="Standard">This type of patron can also be a vendor, but for this purpose they primarily act as a sponsor for the project to fund (or provide space) for community gatherings, swag, etc. <text:s/></text:p>
      <text:p text:style-name="Text_20_body"/>
      <text:p text:style-name="Text_20_body"><text:span text:style-name="T1">Grant Organization</text:span> </text:p>
      <text:p text:style-name="Standard">This is rare for most projects, but can sometimes be a magic (insert hard work incantations here) source of funds for doing infrastructure or required certifications and other "not sexy" work that is very necessary for long term survival </text:p>
      <text:h text:style-name="Heading_20_2" text:outline-level="2"><text:span text:style-name="T1">Users - Consumers only interested in their need</text:span> </text:h>
      <text:p text:style-name="Standard">These users are, for a large project, really the method that the project grows. <text:s/>They contribute "marketing" that is very valuable. Support requests with the community frequently point out flaws that are not apparent the founders and embedded community, because .. "they would never use it that way." </text:p>
      <text:h text:style-name="Heading_20_1" text:outline-level="1"><text:s/>- <text:span text:style-name="T2">Models – Graphic Images TBD</text:span></text:h>
      <text:list xml:id="list8331336430439012500" text:style-name="L3">
        <text:list-item>
          <text:p text:style-name="P7">Linux</text:p>
          <text:list>
            <text:list-item>
              <text:p text:style-name="P7">Strong Leader / Founder</text:p>
            </text:list-item>
            <text:list-item>
              <text:p text:style-name="P7">High Level Devs</text:p>
            </text:list-item>
            <text:list-item>
              <text:p text:style-name="P7">Organized Vetting</text:p>
            </text:list-item>
            <text:list-item>
              <text:p text:style-name="P7">Forks like crazy</text:p>
              <text:list>
                <text:list-item>
                  <text:p text:style-name="P7">Enterprise Distros</text:p>
                </text:list-item>
                <text:list-item>
                  <text:p text:style-name="P7">FOSS Distros</text:p>
                </text:list-item>
              </text:list>
            </text:list-item>
          </text:list>
        </text:list-item>
        <text:list-item>
          <text:p text:style-name="P7">Wordpress / Drupal</text:p>
          <text:list>
            <text:list-item>
              <text:p text:style-name="P7">Hosting as Business</text:p>
            </text:list-item>
            <text:list-item>
              <text:p text:style-name="P7">Code Shared as FOSS</text:p>
            </text:list-item>
            <text:list-item>
              <text:p text:style-name="P7">Huge Vendor Plugin Market</text:p>
            </text:list-item>
          </text:list>
        </text:list-item>
        <text:list-item>
          <text:p text:style-name="P7">OpenEMR</text:p>
          <text:list>
            <text:list-item>
              <text:p text:style-name="P7">Long History, solid transistion of leadership</text:p>
            </text:list-item>
            <text:list-item>
              <text:p text:style-name="P7"><text:soft-page-break/>Eventual Governnace Body (OEMR)</text:p>
            </text:list-item>
            <text:list-item>
              <text:p text:style-name="P7">Big Vendor Forks/ReBrand</text:p>
              <text:list>
                <text:list-item>
                  <text:p text:style-name="P4">The Big vendors provide varying contribution models, some code, some dedicated people/experts, some required integrations to proprietary or gov't certfication needs </text:p>
                </text:list-item>
              </text:list>
            </text:list-item>
          </text:list>
        </text:list-item>
        <text:list-item>
          <text:p text:style-name="P7">Big Customers</text:p>
          <text:list>
            <text:list-item>
              <text:p text:style-name="P4">IPPF, Peace Corps, Armed Forces Retirement center, big behavioral health clinics </text:p>
            </text:list-item>
            <text:list-item>
              <text:p text:style-name="P7">Lots of little customers</text:p>
            </text:list-item>
            <text:list-item>
              <text:p text:style-name="P4">Billing, Hosting, Support models </text:p>
            </text:list-item>
          </text:list>
        </text:list-item>
        <text:list-item>
          <text:p text:style-name="P7">Small Vendors</text:p>
          <text:list>
            <text:list-item>
              <text:p text:style-name="P4">Mostly code contributions in exchange for community support and marketing value. <text:s/>Most of the Vendors are in "Collabitition"; they hire each other and try not to compete too directly, niche markets, </text:p>
            </text:list-item>
            <text:list-item>
              <text:p text:style-name="P7">Customizations</text:p>
            </text:list-item>
            <text:list-item>
              <text:p text:style-name="P7">Consulting</text:p>
            </text:list-item>
            <text:list-item>
              <text:p text:style-name="P7">Integrations (Labs,eRX)</text:p>
            </text:list-item>
            <text:list-item>
              <text:p text:style-name="P7">Hosting / Support / Training</text:p>
            </text:list-item>
          </text:list>
        </text:list-item>
        <text:list-item>
          <text:p text:style-name="P7">LibreHealth</text:p>
          <text:list>
            <text:list-item>
              <text:p text:style-name="P7">Project Umbrella</text:p>
            </text:list-item>
            <text:list-item>
              <text:p text:style-name="P7">Governance / Fund Raising</text:p>
            </text:list-item>
            <text:list-item>
              <text:p text:style-name="P7">More Academically Focused</text:p>
            </text:list-item>
            <text:list-item>
              <text:p text:style-name="P7">Research / Education</text:p>
            </text:list-item>
            <text:list-item>
              <text:p text:style-name="P7">NGO/Social Needs</text:p>
            </text:list-item>
          </text:list>
        </text:list-item>
        <text:list-item>
          <text:p text:style-name="P7">OSHERA</text:p>
          <text:list>
            <text:list-item>
              <text:p text:style-name="P7">Vendor Org (501c6)</text:p>
            </text:list-item>
            <text:list-item>
              <text:p text:style-name="P7">Community drawn mostly from pre OSHERA VisTA groups</text:p>
            </text:list-item>
            <text:list-item>
              <text:p text:style-name="P7">Distinctly Gov't feel to organizatio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inherit" svg:font-family="inherit"/>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ans" fo:font-size="12pt" fo:language="de" fo:country="DE" style:font-name-asian="DejaVu Sans2" style:font-size-asian="12pt" style:language-asian="de" style:country-asian="DE" style:font-name-complex="DejaVu Sans2"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fo:font-size="12pt" fo:language="de" fo:country="DE" style:font-name-asian="DejaVu Sans2" style:font-size-asian="12pt" style:language-asian="de" style:country-asian="DE" style:font-name-complex="DejaVu Sans2"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Text_20_body_20_Note" style:display-name="Text body Note" style:family="paragraph" style:parent-style-name="Text_20_body" style:class="text"/>
    <style:style style:name="Text_20_body_20_Details" style:display-name="Text body Details" style:family="paragraph" style:parent-style-name="Text_20_body"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1" fo:font-family="'DejaVu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List_20_1" style:display-name="List 1" style:family="paragraph" style:parent-style-name="List" style:class="list"/>
    <style:style style:name="Numbering_20_1" style:display-name="Numbering 1" style:family="paragraph" style:parent-style-name="List" style:class="list"/>
    <style:style style:name="Error" style:family="paragraph" style:parent-style-name="Text_20_body">
      <style:paragraph-properties style:border-line-width="0.0102in 0.0244in 0.0209in" fo:padding="0.0591in" fo:border="4pt double #ff0000"/>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tails" style:family="paragraph" style:parent-style-name="Text_20_body" style:class="text">
      <style:paragraph-properties fo:background-color="#ffffff">
        <style:background-image/>
      </style:paragraph-properties>
      <style:text-properties fo:color="#000000" fo:font-size="10pt"/>
    </style:style>
    <style:style style:name="details_20_Details" style:display-name="details Details" style:family="paragraph" style:parent-style-name="details" style:class="text"/>
    <style:style style:name="details_20_Note" style:display-name="details Note" style:family="paragraph" style:parent-style-name="details" style:class="text"/>
    <style:style style:name="attributes" style:family="paragraph" style:parent-style-name="Text_20_body" style:class="text">
      <style:paragraph-properties fo:background-color="#ffffff">
        <style:background-image/>
      </style:paragraph-properties>
      <style:text-properties fo:color="#000000" fo:font-size="9pt"/>
    </style:style>
    <style:style style:name="attributes_20_Details" style:display-name="attributes Details" style:family="paragraph" style:parent-style-name="attributes" style:class="text"/>
    <style:style style:name="attributes_20_Note" style:display-name="attributes Note" style:family="paragraph" style:parent-style-name="attributes" style:class="text"/>
    <style:style style:name="note" style:family="paragraph" style:parent-style-name="Text_20_body" style:class="text">
      <style:paragraph-properties fo:background-color="#ffffff">
        <style:background-image/>
      </style:paragraph-properties>
      <style:text-properties fo:color="#000000" fo:font-size="10pt"/>
    </style:style>
    <style:style style:name="note_20_Details" style:display-name="note Details" style:family="paragraph" style:parent-style-name="note" style:class="text"/>
    <style:style style:name="note_20_Note" style:display-name="note Note" style:family="paragraph" style:parent-style-name="note" style:class="text"/>
    <style:style style:name="floating" style:family="paragraph" style:parent-style-name="Text_20_body" style:class="text">
      <style:paragraph-properties fo:background-color="#ffffff">
        <style:background-image/>
      </style:paragraph-properties>
      <style:text-properties fo:color="#000000" fo:font-size="10pt"/>
    </style:style>
    <style:style style:name="floating_20_Details" style:display-name="floating Details" style:family="paragraph" style:parent-style-name="floating" style:class="text"/>
    <style:style style:name="floating_20_Note" style:display-name="floating Note" style:family="paragraph" style:parent-style-name="floating" style:class="text"/>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ErrorIntro" style:family="text">
      <style:text-properties fo:color="#ff0000" style:text-line-through-style="none" style:text-line-through-type="none" fo:font-weight="bold"/>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1" text:display-levels="5">
        <style:list-level-properties text:min-label-distance="0.15in"/>
      </text:outline-level-style>
      <text:outline-level-style text:level="6" style:num-format="1" text:display-levels="6">
        <style:list-level-properties text:min-label-distance="0.15in"/>
      </text:outline-level-style>
      <text:outline-level-style text:level="7" style:num-format="1" text:display-levels="7">
        <style:list-level-properties text:min-label-distance="0.15in"/>
      </text:outline-level-style>
      <text:outline-level-style text:level="8" style:num-format="1" text:display-levels="8">
        <style:list-level-properties text:min-label-distance="0.15in"/>
      </text:outline-level-style>
      <text:outline-level-style text:level="9" style:num-format="1" text:display-levels="9">
        <style:list-level-properties text:min-label-distance="0.15in"/>
      </text:outline-level-style>
      <text:outline-level-style text:level="10" style:num-format="1" text:display-levels="10">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5-24T15:38:29.075904490</dc:date>
    <dc:creator>Tony McCormick</dc:creator>
    <meta:editing-duration>PT2M19S</meta:editing-duration>
    <meta:editing-cycles>4</meta:editing-cycles>
    <meta:generator>LibreOffice/4.2.8.2$Linux_X86_64 LibreOffice_project/420m0$Build-2</meta:generator>
    <meta:document-statistic meta:table-count="0" meta:image-count="0" meta:object-count="0" meta:page-count="3" meta:paragraph-count="74" meta:word-count="652" meta:character-count="4079" meta:non-whitespace-character-count="3515"/>
  </office:meta>
</office:document-meta>
</file>